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AttributesConverter.PageAttributes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AttributesConverter.convertPageAttributes( SimplePageMaster pagemas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